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PONCE LLAMCCAYA, MANUEL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BLANCA JUAREZ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NAZCA - COMISARIA</text:span></text:p>
      <text:p text:style-name="P6"/>
      <text:p text:style-name="P6">Recojo: <text:span text:style-name="T3">PONCE LLAMCCAYA, MAN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09:01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